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C3000002C3366EA54C8C8C8569.png" manifest:media-type="image/png"/>
  <manifest:file-entry manifest:full-path="Pictures/10000F7A0000D3C50000D3C52B68574B80588AC1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4.55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ffffff" loext:opacity="100%" style:font-name="Verdana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Verdana" fo:font-weight="bold" style:font-weight-asian="bold" style:font-weight-complex="bold"/>
    </style:style>
    <style:style style:name="T1" style:family="text">
      <style:text-properties fo:color="#ffffff" loext:opacity="100%" style:font-name="Verdana"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667cm" svg:height="6.35cm" svg:x="1.16cm" svg:y="9.572cm">
          <draw:image xlink:href="Pictures/10000F7A0000D3C50000D3C52B68574B80588AC1.svg" xlink:type="simple" xlink:show="embed" xlink:actuate="onLoad" draw:mime-type="image/svg+xml">
            <text:p/>
          </draw:image>
          <draw:image xlink:href="Pictures/10000001000002C3000002C3366EA54C8C8C8569.png" xlink:type="simple" xlink:show="embed" xlink:actuate="onLoad" draw:mime-type="image/png"/>
        </draw:frame>
        <draw:frame draw:style-name="gr2" draw:text-style-name="P3" draw:layer="layout" svg:width="13.335cm" svg:height="4.802cm" svg:x="4.175cm" svg:y="10.207cm">
          <draw:text-box>
            <text:p text:style-name="P2"><text:span text:style-name="T1">The </text:span></text:p>
            <text:p text:style-name="P2"><text:span text:style-name="T1">Piano Depo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09:48:59.900513663</meta:creation-date>
    <dc:date>2023-04-07T09:51:30.722490004</dc:date>
    <meta:editing-duration>PT2M32S</meta:editing-duration>
    <meta:editing-cycles>1</meta:editing-cycles>
    <meta:document-statistic meta:object-count="2"/>
    <meta:generator>LibreOffice/7.5.2.2$Linux_X86_64 LibreOffice_project/53bb9681a964705cf672590721dbc85eb4d0c3a2</meta:generator>
  </office:meta>
</office:document-meta>
</file>